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aa9" officeooo:paragraph-rsid="000b4a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dacity – Data Analyst Nanodegree, Project 4</text:p>
      <text:p text:style-name="P1"/>
      <text:p text:style-name="P1">Intro to Machine Learning</text:p>
      <text:p text:style-name="P1"/>
      <text:p text:style-name="P1">Giulio Minister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o </meta:initial-creator>
    <meta:creation-date>2015-06-01T16:07:52.636683314</meta:creation-date>
    <dc:date>2015-06-01T16:40:46.385267450</dc:date>
    <dc:creator>giulio </dc:creator>
    <meta:editing-duration>PT17M43S</meta:editing-duration>
    <meta:editing-cycles>1</meta:editing-cycles>
    <meta:document-statistic meta:table-count="0" meta:image-count="0" meta:object-count="0" meta:page-count="1" meta:paragraph-count="3" meta:word-count="12" meta:character-count="85" meta:non-whitespace-character-count="75"/>
    <meta:generator>LibreOffice/4.2.8.2$Linux_X86_64 LibreOffice_project/420m0$Build-2</meta:generator>
  </office:meta>
</office:document-meta>
</file>